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2" style:family="paragraph" style:parent-style-name="Standard">
      <style:paragraph-properties>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officeooo:paragraph-rsid="00207262"/>
    </style:style>
    <style:style style:name="P3" style:family="paragraph" style:parent-style-name="Standard">
      <style:paragraph-properties>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officeooo:paragraph-rsid="001f7072"/>
    </style:style>
    <style:style style:name="P4" style:family="paragraph" style:parent-style-name="Standard">
      <style:paragraph-properties>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officeooo:paragraph-rsid="00269f0a"/>
    </style:style>
    <style:style style:name="P5" style:family="paragraph" style:parent-style-name="Standard">
      <style:paragraph-properties>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officeooo:paragraph-rsid="0027cb56"/>
    </style:style>
    <style:style style:name="P6" style:family="paragraph" style:parent-style-name="Standard">
      <style:paragraph-properties>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officeooo:paragraph-rsid="0029f2c2"/>
    </style:style>
    <style:style style:name="P7" style:family="paragraph" style:parent-style-name="Standard">
      <style:paragraph-properties>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officeooo:paragraph-rsid="002bdb95"/>
    </style:style>
    <style:style style:name="P8" style:family="paragraph" style:parent-style-name="Standard">
      <style:paragraph-properties>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font-name="Menlo-Regular" fo:font-size="12pt" style:font-size-asian="12pt"/>
    </style:style>
    <style:style style:name="P9" style:family="paragraph" style:parent-style-name="Standard">
      <style:paragraph-properties>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font-name="Liberation Serif" fo:font-size="12pt" style:font-size-asian="12pt"/>
    </style:style>
    <style:style style:name="P10" style:family="paragraph" style:parent-style-name="Standard">
      <style:paragraph-properties>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font-name="Liberation Serif" fo:font-size="12pt" officeooo:rsid="00207262" officeooo:paragraph-rsid="00207262" style:font-size-asian="12pt"/>
    </style:style>
    <style:style style:name="P11" style:family="paragraph" style:parent-style-name="Standard">
      <style:paragraph-properties>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font-name="Liberation Serif" fo:font-size="12pt" officeooo:rsid="00207262" officeooo:paragraph-rsid="00269f0a" style:font-size-asian="12pt"/>
    </style:style>
    <style:style style:name="P12" style:family="paragraph" style:parent-style-name="Standard">
      <style:text-properties officeooo:rsid="001ee764"/>
    </style:style>
    <style:style style:name="P13" style:family="paragraph" style:parent-style-name="Standard">
      <style:paragraph-properties>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Liberation Serif" officeooo:rsid="001ee764" officeooo:paragraph-rsid="001ee764"/>
    </style:style>
    <style:style style:name="P14" style:family="paragraph" style:parent-style-name="Standard">
      <style:paragraph-properties>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Liberation Serif"/>
    </style:style>
    <style:style style:name="P15" style:family="paragraph" style:parent-style-name="Standard">
      <style:paragraph-properties>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Liberation Serif" officeooo:paragraph-rsid="00207262"/>
    </style:style>
    <style:style style:name="P16" style:family="paragraph" style:parent-style-name="Standard">
      <style:paragraph-properties>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Liberation Serif" officeooo:paragraph-rsid="00226f32"/>
    </style:style>
    <style:style style:name="P17" style:family="paragraph" style:parent-style-name="Standard">
      <style:paragraph-properties>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Liberation Serif" officeooo:paragraph-rsid="00269f0a"/>
    </style:style>
    <style:style style:name="P18" style:family="paragraph" style:parent-style-name="Standard">
      <style:paragraph-properties>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Liberation Serif" officeooo:paragraph-rsid="0027cb56"/>
    </style:style>
    <style:style style:name="P19" style:family="paragraph" style:parent-style-name="Standard">
      <style:paragraph-properties>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Liberation Serif" officeooo:paragraph-rsid="0029f2c2"/>
    </style:style>
    <style:style style:name="P20" style:family="paragraph" style:parent-style-name="Standard">
      <style:paragraph-properties>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Liberation Serif" officeooo:rsid="00226f32" officeooo:paragraph-rsid="00226f32"/>
    </style:style>
    <style:style style:name="P21" style:family="paragraph" style:parent-style-name="Standard">
      <style:paragraph-properties>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Liberation Serif" officeooo:rsid="00243e01" officeooo:paragraph-rsid="00243e01"/>
    </style:style>
    <style:style style:name="P22" style:family="paragraph" style:parent-style-name="Standard">
      <style:paragraph-properties>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Liberation Serif" officeooo:rsid="0024a801" officeooo:paragraph-rsid="0024a801"/>
    </style:style>
    <style:style style:name="P23" style:family="paragraph" style:parent-style-name="Standard" style:list-style-name="L1">
      <style:paragraph-properties>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Liberation Serif" officeooo:rsid="0024a801" officeooo:paragraph-rsid="0024a801"/>
    </style:style>
    <style:style style:name="P24" style:family="paragraph" style:parent-style-name="Standard">
      <style:paragraph-properties>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Liberation Serif" officeooo:rsid="00269f0a" officeooo:paragraph-rsid="00269f0a"/>
    </style:style>
    <style:style style:name="P25" style:family="paragraph" style:parent-style-name="Standard">
      <style:paragraph-properties>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Liberation Serif" officeooo:rsid="0027cb56" officeooo:paragraph-rsid="0027cb56"/>
    </style:style>
    <style:style style:name="P26" style:family="paragraph" style:parent-style-name="Standard" style:list-style-name="L2">
      <style:paragraph-properties>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Liberation Serif" officeooo:rsid="0027cb56" officeooo:paragraph-rsid="0027cb56"/>
    </style:style>
    <style:style style:name="P27" style:family="paragraph" style:parent-style-name="Standard">
      <style:paragraph-properties>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Liberation Serif" officeooo:rsid="0027cb56" officeooo:paragraph-rsid="0029f2c2"/>
    </style:style>
    <style:style style:name="P28" style:family="paragraph" style:parent-style-name="Standard">
      <style:paragraph-properties>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Liberation Serif" officeooo:rsid="0029b9dc" officeooo:paragraph-rsid="0029b9dc"/>
    </style:style>
    <style:style style:name="P29" style:family="paragraph" style:parent-style-name="Standard">
      <style:paragraph-properties>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Liberation Serif" officeooo:rsid="0029f2c2" officeooo:paragraph-rsid="0029f2c2"/>
    </style:style>
    <style:style style:name="P30" style:family="paragraph" style:parent-style-name="Standard">
      <style:paragraph-properties>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Liberation Serif" officeooo:rsid="002bdb95" officeooo:paragraph-rsid="002bdb95"/>
    </style:style>
    <style:style style:name="P31" style:family="paragraph" style:parent-style-name="Standard">
      <style:paragraph-properties>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officeooo:rsid="0029b9dc" officeooo:paragraph-rsid="0029b9dc"/>
    </style:style>
    <style:style style:name="P32" style:family="paragraph" style:parent-style-name="Standard">
      <style:paragraph-properties>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officeooo:rsid="0029b9dc" officeooo:paragraph-rsid="0029f2c2"/>
    </style:style>
    <style:style style:name="P33" style:family="paragraph" style:parent-style-name="Standard">
      <style:paragraph-properties>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officeooo:rsid="0029b9dc" officeooo:paragraph-rsid="002bdb95"/>
    </style:style>
    <style:style style:name="P34" style:family="paragraph" style:parent-style-name="Standard">
      <style:paragraph-properties>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officeooo:rsid="0029f2c2" officeooo:paragraph-rsid="0029f2c2"/>
    </style:style>
    <style:style style:name="P35" style:family="paragraph" style:parent-style-name="Standard">
      <style:text-properties officeooo:rsid="002c6515" officeooo:paragraph-rsid="002c6515"/>
    </style:style>
    <style:style style:name="P36" style:family="paragraph" style:parent-style-name="Standard" style:list-style-name="L3">
      <style:text-properties officeooo:rsid="002c6515" officeooo:paragraph-rsid="002c6515"/>
    </style:style>
    <style:style style:name="P37" style:family="paragraph" style:parent-style-name="Standard">
      <style:paragraph-properties fo:break-before="pag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Liberation Serif"/>
    </style:style>
    <style:style style:name="P38" style:family="paragraph" style:parent-style-name="Standard">
      <style:paragraph-properties fo:break-before="pag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Liberation Serif" officeooo:rsid="00207262" officeooo:paragraph-rsid="00265e63"/>
    </style:style>
    <style:style style:name="P39" style:family="paragraph" style:parent-style-name="Standard">
      <style:paragraph-properties fo:break-before="pag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officeooo:paragraph-rsid="0029f2c2"/>
    </style:style>
    <style:style style:name="P40" style:family="paragraph" style:parent-style-name="Heading_20_2">
      <style:text-properties fo:font-size="14pt" style:font-size-asian="14pt" style:font-size-complex="14pt"/>
    </style:style>
    <style:style style:name="T1" style:family="text">
      <style:text-properties fo:color="#000000" style:font-name="Menlo-Regular" fo:font-size="12pt" style:font-size-asian="12pt"/>
    </style:style>
    <style:style style:name="T2" style:family="text">
      <style:text-properties fo:color="#000000" style:font-name="Menlo-Regular" fo:font-size="12pt" officeooo:rsid="00207262" style:font-size-asian="12pt"/>
    </style:style>
    <style:style style:name="T3" style:family="text">
      <style:text-properties fo:color="#000000" style:font-name="Menlo-Regular" fo:font-size="12pt" officeooo:rsid="0027cb56" style:font-size-asian="12pt"/>
    </style:style>
    <style:style style:name="T4" style:family="text">
      <style:text-properties fo:color="#000000" style:font-name="Menlo-Regular" fo:font-size="12pt" officeooo:rsid="0029b9dc" style:font-size-asian="12pt"/>
    </style:style>
    <style:style style:name="T5" style:family="text">
      <style:text-properties fo:color="#000000" style:font-name="Menlo-Regular" fo:font-size="12pt" officeooo:rsid="0029f2c2" style:font-size-asian="12pt"/>
    </style:style>
    <style:style style:name="T6" style:family="text">
      <style:text-properties fo:color="#000000" style:font-name="Menlo-Regular" fo:font-size="12pt" fo:background-color="#dddddd" loext:char-shading-value="0" style:font-size-asian="12pt"/>
    </style:style>
    <style:style style:name="T7" style:family="text">
      <style:text-properties fo:color="#000000" style:font-name="Menlo-Regular" fo:font-size="12pt" officeooo:rsid="001ee764" fo:background-color="#dddddd" loext:char-shading-value="0" style:font-size-asian="12pt"/>
    </style:style>
    <style:style style:name="T8" style:family="text">
      <style:text-properties fo:color="#000000" style:font-name="Menlo-Regular" fo:font-size="12pt" officeooo:rsid="002bdb95" fo:background-color="#dddddd" loext:char-shading-value="0" style:font-size-asian="12pt"/>
    </style:style>
    <style:style style:name="T9" style:family="text">
      <style:text-properties fo:color="#000000" style:font-name="Menlo-Regular" fo:font-size="12pt" fo:background-color="transparent" loext:char-shading-value="0" style:font-size-asian="12pt"/>
    </style:style>
    <style:style style:name="T10" style:family="text">
      <style:text-properties fo:color="#000000" style:font-name="Menlo-Regular" fo:font-size="12pt" officeooo:rsid="001ee764" fo:background-color="transparent" loext:char-shading-value="0" style:font-size-asian="12pt"/>
    </style:style>
    <style:style style:name="T11" style:family="text">
      <style:text-properties fo:color="#000000" style:font-name="Menlo-Regular" fo:font-size="12pt" officeooo:rsid="002bdb95" fo:background-color="transparent" loext:char-shading-value="0" style:font-size-asian="12pt"/>
    </style:style>
    <style:style style:name="T12" style:family="text">
      <style:text-properties fo:color="#000000" fo:font-size="12pt" style:font-size-asian="12pt"/>
    </style:style>
    <style:style style:name="T13" style:family="text">
      <style:text-properties fo:color="#000000" fo:font-size="12pt" officeooo:rsid="00207262" style:font-size-asian="12pt"/>
    </style:style>
    <style:style style:name="T14" style:family="text">
      <style:text-properties fo:color="#000000" fo:font-size="12pt" officeooo:rsid="00226f32" style:font-size-asian="12pt"/>
    </style:style>
    <style:style style:name="T15" style:family="text">
      <style:text-properties fo:color="#000000" fo:font-size="12pt" officeooo:rsid="00243e01" style:font-size-asian="12pt"/>
    </style:style>
    <style:style style:name="T16" style:family="text">
      <style:text-properties fo:color="#000000" fo:font-size="12pt" officeooo:rsid="0024a801" style:font-size-asian="12pt"/>
    </style:style>
    <style:style style:name="T17" style:family="text">
      <style:text-properties fo:color="#000000" fo:font-size="12pt" officeooo:rsid="00265e63" style:font-size-asian="12pt"/>
    </style:style>
    <style:style style:name="T18" style:family="text">
      <style:text-properties fo:color="#000000" fo:font-size="12pt" officeooo:rsid="00269f0a" style:font-size-asian="12pt"/>
    </style:style>
    <style:style style:name="T19" style:family="text">
      <style:text-properties fo:color="#000000" fo:font-size="12pt" officeooo:rsid="0027cb56" style:font-size-asian="12pt"/>
    </style:style>
    <style:style style:name="T20" style:family="text">
      <style:text-properties fo:color="#000000" fo:font-size="12pt" officeooo:rsid="0029f2c2" style:font-size-asian="12pt"/>
    </style:style>
    <style:style style:name="T21" style:family="text">
      <style:text-properties fo:color="#000000" fo:font-size="12pt" officeooo:rsid="002bdb95" style:font-size-asian="12pt"/>
    </style:style>
    <style:style style:name="T22" style:family="text">
      <style:text-properties fo:color="#000000" fo:font-size="12pt" officeooo:rsid="002c7953" style:font-size-asian="12pt"/>
    </style:style>
    <style:style style:name="T23" style:family="text">
      <style:text-properties fo:color="#000000" fo:font-size="12pt" fo:font-style="italic" officeooo:rsid="00243e01" style:font-size-asian="12pt" style:font-style-asian="italic" style:font-style-complex="italic"/>
    </style:style>
    <style:style style:name="T24" style:family="text">
      <style:text-properties fo:color="#000000" style:font-name="Liberation Serif" fo:font-size="12pt" officeooo:rsid="001ee764" fo:background-color="transparent" loext:char-shading-value="0" style:font-size-asian="12pt"/>
    </style:style>
    <style:style style:name="T25" style:family="text">
      <style:text-properties fo:color="#000000" style:font-name="Liberation Serif" fo:font-size="12pt" officeooo:rsid="00269f0a" fo:background-color="transparent" loext:char-shading-value="0" style:font-size-asian="12pt"/>
    </style:style>
    <style:style style:name="T26" style:family="text">
      <style:text-properties fo:color="#000000" style:font-name="Liberation Serif" fo:font-size="12pt" officeooo:rsid="001f7072" style:font-size-asian="12pt"/>
    </style:style>
    <style:style style:name="T27" style:family="text">
      <style:text-properties fo:color="#000000" style:font-name="Liberation Serif" fo:font-size="12pt" officeooo:rsid="00265e63" style:font-size-asian="12pt"/>
    </style:style>
    <style:style style:name="T28" style:family="text">
      <style:text-properties fo:color="#000000" style:font-name="Liberation Serif" fo:font-size="12pt" officeooo:rsid="00207262" style:font-size-asian="12pt"/>
    </style:style>
    <style:style style:name="T29" style:family="text">
      <style:text-properties fo:color="#000000" style:font-name="Liberation Serif" fo:font-size="12pt" officeooo:rsid="0027cb56" style:font-size-asian="12pt"/>
    </style:style>
    <style:style style:name="T30" style:family="text">
      <style:text-properties fo:color="#000000" style:font-name="Liberation Serif" fo:font-size="12pt" officeooo:rsid="0029b9dc" style:font-size-asian="12pt"/>
    </style:style>
    <style:style style:name="T31" style:family="text">
      <style:text-properties fo:color="#000000" style:font-name="Liberation Serif" fo:font-size="12pt" officeooo:rsid="00226f32" style:font-size-asian="12pt"/>
    </style:style>
    <style:style style:name="T32" style:family="text">
      <style:text-properties fo:color="#000000" style:font-name="Liberation Serif" fo:font-size="12pt" officeooo:rsid="00269f0a" fo:background-color="#dddddd" loext:char-shading-value="0" style:font-size-asian="12pt"/>
    </style:style>
    <style:style style:name="T33" style:family="text">
      <style:text-properties fo:color="#000000" officeooo:rsid="00226f32"/>
    </style:style>
    <style:style style:name="T34" style:family="text">
      <style:text-properties fo:color="#000000"/>
    </style:style>
    <style:style style:name="T35" style:family="text">
      <style:text-properties fo:color="#000000" officeooo:rsid="001ee764"/>
    </style:style>
    <style:style style:name="T36" style:family="text">
      <style:text-properties officeooo:rsid="001ee764"/>
    </style:style>
    <style:style style:name="T37" style:family="text">
      <style:text-properties officeooo:rsid="001f7072"/>
    </style:style>
    <style:style style:name="T38" style:family="text">
      <style:text-properties style:font-name="Menlo-Regular"/>
    </style:style>
    <style:style style:name="T39" style:family="text">
      <style:text-properties officeooo:rsid="00265e63"/>
    </style:style>
    <style:style style:name="T40" style:family="text">
      <style:text-properties officeooo:rsid="002bdb95"/>
    </style:style>
    <style:style style:name="T41" style:family="text">
      <style:text-properties officeooo:rsid="002c795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Menu design for transmitter.</text:p>
      <text:p text:style-name="P9"/>
      <text:p text:style-name="P14"><text:span text:style-name="T12">1. Introduction</text:span></text:p>
      <text:p text:style-name="P20"><text:span text:style-name="T12">2. Concept of configuring a channel</text:span></text:p>
      <text:p text:style-name="P14"><text:span text:style-name="T14">3</text:span><text:span text:style-name="T12">. Menu design (what’s needed)</text:span></text:p>
      <text:p text:style-name="P14"><text:span text:style-name="T14">4</text:span><text:span text:style-name="T12">. Requirements to software</text:span></text:p>
      <text:p text:style-name="P8"/>
      <text:p text:style-name="Heading_20_2"><text:span text:style-name="T36">1. </text:span>introduction</text:p>
      <text:p text:style-name="P9"/>
      <text:p text:style-name="P14"><text:span text:style-name="T12">Before making any software that displays menus on the screen, a menu is designed.</text:span></text:p>
      <text:p text:style-name="P14"><text:span text:style-name="T12">It’s not the intention to make a final menu design, but to have good idea about what kind of menu elements we need, and what other programming constructs should be thought of.</text:span></text:p>
      <text:p text:style-name="P9"/>
      <text:p text:style-name="P14"><text:span text:style-name="T12">Section 2 provides a concept design for the menu, with some notes with ideas, what is required, etc. Section 3 finally lists all requirements.</text:span></text:p>
      <text:p text:style-name="Heading_20_2">2. Concept of configuring a channel</text:p>
      <text:p text:style-name="Heading_20_2"><text:span text:style-name="T31"/></text:p>
      <text:p text:style-name="P16"><text:span text:style-name="T14">Traditionally, t</text:span><text:span text:style-name="T15">ransmitters have a lot of model programmed into them. E.g. by setting your transmitter to “mode 1” or “mode 2” determines almost completely which stick axis is coupled to which control surface on the plane. </text:span><text:span text:style-name="T14"><text:s/></text:span><text:span text:style-name="T15">Maybe this is easier when just starting the hobby, but it has it’s quirks when you want some more advanced options, or when the model in the software does not exactly fit the plane that you want to fly. E.g. I read somewhere in a forum: “Does your transmitter support all the mixes that an advanced DLG setup needs?” which leads me to believe that most transmitters have a fixed set of mixes, and all you can changes are the parameters of each mix. Programming such a transmitter requires knowledge of (flying) the plane, </text:span><text:span text:style-name="T23">and</text:span><text:span text:style-name="T15"> knowledge of the programming model inside the transmitter software. </text:span></text:p>
      <text:p text:style-name="P21"><text:span text:style-name="T12">I would like to have a transmitter that has as little “model” in it as possible. So, to me, it comes down to programming the </text:span><text:span text:style-name="T16">mapping of the </text:span><text:span text:style-name="T12">angle of rotation on a servo, based on the amount of movement of a particular stick on my transmitter.</text:span></text:p>
      <text:p text:style-name="P22"><text:span text:style-name="T12">So by removing all “model” form the transmitter I give myself a transmitter that might be a bit more tedious to program, but it’s much more transparent what happens at the output and why. </text:span></text:p>
      <text:p text:style-name="P22"><text:span text:style-name="T12"/></text:p>
      <text:p text:style-name="P22"><text:span text:style-name="T12">How to program a stick to servo mapping?</text:span></text:p>
      <text:p text:style-name="P22"><text:span text:style-name="T12">An output channel is programmed by having:</text:span></text:p>
      <text:list xml:id="list4628544405262427786" text:style-name="L1">
        <text:list-item>
          <text:p text:style-name="P23"><text:span text:style-name="T12">a primary input</text:span></text:p>
        </text:list-item>
        <text:list-item>
          <text:p text:style-name="P23"><text:span text:style-name="T12">a number of channel control elements, such as:</text:span></text:p>
          <text:list>
            <text:list-item>
              <text:p text:style-name="P23"><text:span text:style-name="T12">scale (multiple input signal by a factor)</text:span></text:p>
            </text:list-item>
            <text:list-item>
              <text:p text:style-name="P23"><text:span text:style-name="T12">dual rate (extra input from switch)</text:span></text:p>
            </text:list-item>
            <text:list-item>
              <text:p text:style-name="P23"><text:span text:style-name="T12">expo (exponential transfer function of stick to servo)</text:span></text:p>
            </text:list-item>
            <text:list-item>
              <text:p text:style-name="P23"><text:span text:style-name="T12">mixes (mix in signals from other inputs, output is sum of scaled inputs)</text:span></text:p>
            </text:list-item>
          </text:list>
        </text:list-item>
      </text:list>
      <text:p text:style-name="P22"><text:span text:style-name="T12"/></text:p>
      <text:p text:style-name="P25"><text:span text:style-name="T12">Having a simple structure like this keeps open possibilities like:</text:span></text:p>
      <text:p text:style-name="P25"><text:span text:style-name="T12">adding new config elements, such as:</text:span></text:p>
      <text:list xml:id="list661131449821956479" text:style-name="L2">
        <text:list-item>
          <text:p text:style-name="P26"><text:span text:style-name="T12">combinations, like dual rated expo</text:span></text:p>
        </text:list-item>
        <text:list-item>
          <text:p text:style-name="P26"><text:span text:style-name="T12">new configuration elements, such as continuous variable rate (ie. “dual-rate” based on a potmeter input”)</text:span></text:p>
        </text:list-item>
      </text:list>
      <text:p text:style-name="P40"><text:soft-page-break/><text:span text:style-name="T33">3</text:span><text:span text:style-name="T34">. </text:span><text:span text:style-name="T35">Menu design</text:span></text:p>
      <text:p text:style-name="P9"/>
      <text:p text:style-name="P14"><text:span text:style-name="T12">The </text:span><text:span text:style-name="T22">current </text:span><text:span text:style-name="T12">display </text:span><text:span text:style-name="T22">I have</text:span><text:span text:style-name="T12"> is 128x64 pixels. </text:span><text:span text:style-name="T17">Initially start with a simple text based menu. Good looking graphics are worth a lot, but for now I just want a working system.</text:span></text:p>
      <text:p text:style-name="P9"/>
      <text:p text:style-name="P14"><text:span text:style-name="T12">If we use use a simple fixed-width font of 6x8 pixels per character,</text:span></text:p>
      <text:p text:style-name="P14"><text:span text:style-name="T12">then:</text:span></text:p>
      <text:p text:style-name="P14"><text:span text:style-name="T12">128/6 = 21.3 --&gt; max 21 chars per line</text:span></text:p>
      <text:p text:style-name="P14"><text:span text:style-name="T12">64/8 = 8 lines</text:span></text:p>
      <text:p text:style-name="P9"/>
      <text:p text:style-name="P18"><text:span text:style-name="T12">Initially we see screen with the model name and some parameter values like battery voltage, trim settings. </text:span><text:span text:style-name="T19">In the future it would be nice to have some telemetry support as well, like: plane battery voltage, radio signal strenght, height, etc.</text:span></text:p>
      <text:p text:style-name="P18"><text:span text:style-name="T19">–&gt; what is shown in the main screen should be configurable?</text:span></text:p>
      <text:p text:style-name="P9"/>
      <text:p text:style-name="P14"><text:span text:style-name="T12">TBD.</text:span></text:p>
      <text:p text:style-name="P9"/>
      <text:p text:style-name="P14"><text:span text:style-name="T12">Once the menu button is clicked the menu is shown.</text:span></text:p>
      <text:p text:style-name="P14"><text:span text:style-name="T12"/></text:p>
      <text:p text:style-name="P13"><text:span text:style-name="T12">The | and _ characters are drawn only to give some sense of the size of the display. It’s not the intention to show them.</text:span></text:p>
      <text:p text:style-name="P8"/>
      <text:p text:style-name="P1"><text:span text:style-name="T1"><text:s/>_____________________</text:span></text:p>
      <text:p text:style-name="P1"><text:span text:style-name="T1">| default_model <text:s text:c="2"/></text:span><text:span text:style-name="T6">back</text:span><text:span text:style-name="T9"> </text:span><text:span text:style-name="T24">← clickable items have some background color</text:span></text:p>
      <text:p text:style-name="P1"><text:span text:style-name="T1">| <text:s text:c="29"/></text:span></text:p>
      <text:p text:style-name="P1"><text:span text:style-name="T1">| </text:span><text:span text:style-name="T6">select model</text:span><text:span text:style-name="T1"> <text:s text:c="12"/></text:span></text:p>
      <text:p text:style-name="P1"><text:span text:style-name="T1">| </text:span><text:span text:style-name="T6">add model</text:span><text:span text:style-name="T1"> <text:s text:c="16"/></text:span></text:p>
      <text:p text:style-name="P1"><text:span text:style-name="T1">| <text:s text:c="26"/></text:span></text:p>
      <text:p text:style-name="P1"><text:span text:style-name="T1">| <text:s text:c="30"/></text:span></text:p>
      <text:p text:style-name="P1"><text:span text:style-name="T1">| <text:s text:c="30"/></text:span></text:p>
      <text:p text:style-name="P1"><text:span text:style-name="T1">| <text:s text:c="29"/></text:span></text:p>
      <text:p text:style-name="P8"/>
      <text:p text:style-name="P14"><text:span text:style-name="T12">Default model above should be the previous used model, for consistency. but in the beginning it’s probably easier to use the first one in storage.</text:span></text:p>
      <text:p text:style-name="P1"><text:span text:style-name="T1"><text:s/></text:span></text:p>
      <text:p text:style-name="P8"/>
      <text:p text:style-name="P14"><text:span text:style-name="T12">&lt;select model&gt;</text:span></text:p>
      <text:p text:style-name="P1"><text:span text:style-name="T1"><text:s/>_____________________</text:span></text:p>
      <text:p text:style-name="P1"><text:span text:style-name="T1">| select model <text:s text:c="3"/></text:span><text:span text:style-name="T6">back</text:span></text:p>
      <text:p text:style-name="P1"><text:span text:style-name="T1">| </text:span></text:p>
      <text:p text:style-name="P1"><text:span text:style-name="T1">| </text:span><text:span text:style-name="T6">alula</text:span></text:p>
      <text:p text:style-name="P1"><text:span text:style-name="T1">| </text:span><text:span text:style-name="T6">simulator</text:span></text:p>
      <text:p text:style-name="P1"><text:span text:style-name="T1">| </text:span><text:span text:style-name="T6">x-ray micro</text:span></text:p>
      <text:p text:style-name="P1"><text:span text:style-name="T1">| </text:span><text:span text:style-name="T6">apogee</text:span></text:p>
      <text:p text:style-name="P1"><text:span text:style-name="T1">| </text:span></text:p>
      <text:p text:style-name="P1"><text:span text:style-name="T1">|</text:span></text:p>
      <text:p text:style-name="P8"/>
      <text:p text:style-name="P14"><text:span text:style-name="T12">&lt;select model&gt;, &lt;alula&gt; (i.e some model name)</text:span></text:p>
      <text:p text:style-name="P1"><text:span text:style-name="T1"><text:s/>_____________________</text:span></text:p>
      <text:p text:style-name="P1"><text:span text:style-name="T1">| alula <text:s text:c="10"/></text:span><text:span text:style-name="T6">back</text:span></text:p>
      <text:p text:style-name="P1"><text:span text:style-name="T1">| </text:span></text:p>
      <text:p text:style-name="P1"><text:soft-page-break/><text:span text:style-name="T1">| </text:span><text:span text:style-name="T6">edit name</text:span></text:p>
      <text:p text:style-name="P1"><text:span text:style-name="T1">| </text:span><text:span text:style-name="T6">configure channels</text:span></text:p>
      <text:p text:style-name="P1"><text:span text:style-name="T1">| </text:span><text:span text:style-name="T6">delete</text:span></text:p>
      <text:p text:style-name="P1"><text:span text:style-name="T1">| </text:span><text:span text:style-name="T6">clone</text:span><text:span text:style-name="T1"> </text:span></text:p>
      <text:p text:style-name="P1"><text:span text:style-name="T1">| </text:span></text:p>
      <text:p text:style-name="P1"><text:span text:style-name="T1">|</text:span></text:p>
      <text:p text:style-name="P8"/>
      <text:p text:style-name="P14"><text:span text:style-name="T12">&lt;select model&gt;, &lt;alula&gt;, &lt;edit name&gt;</text:span></text:p>
      <text:p text:style-name="P1"><text:span text:style-name="T1"><text:s/>_____________________</text:span></text:p>
      <text:p text:style-name="P1"><text:span text:style-name="T1">| alula <text:s text:c="10"/></text:span><text:span text:style-name="T6">back</text:span></text:p>
      <text:p text:style-name="P1"><text:span text:style-name="T1">| </text:span></text:p>
      <text:p text:style-name="P1"><text:span text:style-name="T1">| </text:span><text:span text:style-name="T6">alula_</text:span><text:span text:style-name="T9"> <text:s text:c="15"/></text:span><text:span text:style-name="T10">← </text:span><text:span text:style-name="T24">the</text:span><text:span text:style-name="T10"> _ </text:span><text:span text:style-name="T24">indicates a blinking cursor of a text field</text:span></text:p>
      <text:p text:style-name="P1"><text:span text:style-name="T1">| <text:s text:c="23"/></text:span></text:p>
      <text:p text:style-name="P1"><text:span text:style-name="T1">|</text:span></text:p>
      <text:p text:style-name="P1"><text:span text:style-name="T1">|</text:span></text:p>
      <text:p text:style-name="P1"><text:span text:style-name="T1">|</text:span></text:p>
      <text:p text:style-name="P1"><text:span text:style-name="T1">|</text:span></text:p>
      <text:p text:style-name="P8"/>
      <text:p text:style-name="P14"><text:span text:style-name="T12">store: &lt;model name&gt;</text:span></text:p>
      <text:p text:style-name="P8"/>
      <text:p text:style-name="P14"><text:span text:style-name="T12">&lt;select model&gt;, &lt;alula&gt;, &lt;configure channels&gt;</text:span></text:p>
      <text:p text:style-name="P1"><text:span text:style-name="T1"><text:s/>_____________________</text:span></text:p>
      <text:p text:style-name="P1"><text:span text:style-name="T1">| alula <text:s text:c="10"/></text:span><text:span text:style-name="T6">back</text:span></text:p>
      <text:p text:style-name="P1"><text:span text:style-name="T1">| </text:span></text:p>
      <text:p text:style-name="P1"><text:span text:style-name="T1">| </text:span><text:span text:style-name="T6">edit channel1</text:span></text:p>
      <text:p text:style-name="P1"><text:span text:style-name="T1">| </text:span><text:span text:style-name="T6">edit channel2</text:span></text:p>
      <text:p text:style-name="P1"><text:span text:style-name="T1">| </text:span><text:span text:style-name="T6">edit channel3</text:span></text:p>
      <text:p text:style-name="P1"><text:span text:style-name="T1">| </text:span><text:span text:style-name="T6">edit channel4</text:span></text:p>
      <text:p text:style-name="P1"><text:span text:style-name="T1">|</text:span></text:p>
      <text:p text:style-name="P1"><text:span text:style-name="T1">|</text:span></text:p>
      <text:p text:style-name="P8"/>
      <text:p text:style-name="P8"/>
      <text:p text:style-name="P14"><text:span text:style-name="T12"/></text:p>
      <text:p text:style-name="P37"><text:span text:style-name="T12">&lt;select model&gt;, &lt;alula&gt;, &lt;configure channels&gt;, &lt;edit channel1&gt;</text:span></text:p>
      <text:p text:style-name="P2"><text:span text:style-name="T1"><text:s/>_____________________</text:span></text:p>
      <text:p text:style-name="P2"><text:span text:style-name="T1">| alula <text:s text:c="10"/></text:span><text:span text:style-name="T6">back</text:span></text:p>
      <text:p text:style-name="P2"><text:span text:style-name="T1">| </text:span></text:p>
      <text:p text:style-name="P2"><text:span text:style-name="T1">| <text:s/></text:span><text:span text:style-name="T6">rs_ud</text:span><text:span text:style-name="T1"> ---- <text:s text:c="8"/></text:span><text:span text:style-name="T27">← right stick, up-down axis.</text:span></text:p>
      <text:p text:style-name="P2"><text:span text:style-name="T1">| <text:s text:c="10"/>|</text:span></text:p>
      <text:p text:style-name="P2"><text:span text:style-name="T1">| <text:s text:c="9"/></text:span><text:span text:style-name="T6"><text:s/>+ </text:span></text:p>
      <text:p text:style-name="P2"><text:span text:style-name="T1">| <text:s text:c="10"/>|</text:span></text:p>
      <text:p text:style-name="P2"><text:span text:style-name="T1">| <text:s text:c="10"/>---- CH1 <text:s/></text:span><text:span text:style-name="T27">← might be nice to be able to name this channel (e.g. “pitch”)</text:span></text:p>
      <text:p text:style-name="P2"><text:span text:style-name="T1">| </text:span></text:p>
      <text:p text:style-name="P8"/>
      <text:p text:style-name="P10">Initially a channel is an empty pipe from a default input <text:span text:style-name="T39">(or none? TBD) </text:span>to the output.</text:p>
      <text:p text:style-name="P10"/>
      <text:p text:style-name="P10">You can click the input,<text:span text:style-name="T39">rs_ud in this case</text:span>, to change it. This is the primary input, other inputs can </text:p>
      <text:p text:style-name="P10">be used for dual rate (probably a switch) and mixes.</text:p>
      <text:p text:style-name="P10"><text:span text:style-name="T12"/></text:p>
      <text:p text:style-name="P15"><text:span text:style-name="T12">&lt;select model&gt;, &lt;alula&gt;, &lt;configure channels&gt;, &lt;edit channel1&gt;, &lt;+&gt;, &lt;</text:span><text:span text:style-name="T18">rs_ud</text:span><text:span text:style-name="T12">&gt;</text:span></text:p>
      <text:p text:style-name="P2"><text:span text:style-name="T1"><text:s/>_____________________</text:span></text:p>
      <text:p text:style-name="P2"><text:span text:style-name="T1">| alula <text:s text:c="10"/></text:span><text:span text:style-name="T7">back</text:span></text:p>
      <text:p text:style-name="P2"><text:span text:style-name="T1">| </text:span></text:p>
      <text:p text:style-name="P2"><text:span text:style-name="T1">| </text:span><text:span text:style-name="T2">select</text:span><text:span text:style-name="T1"> input: <text:s text:c="11"/></text:span><text:span text:style-name="T26">← ideally some sort of dropdown menu</text:span></text:p>
      <text:p text:style-name="P2"><text:span text:style-name="T1">| <text:s text:c="3"/>sw1</text:span></text:p>
      <text:p text:style-name="P2"><text:span text:style-name="T1">| <text:s text:c="3"/>sw2</text:span></text:p>
      <text:p text:style-name="P2"><text:span text:style-name="T1">| <text:s text:c="3"/>ls_ud</text:span></text:p>
      <text:p text:style-name="P2"><text:span text:style-name="T1">| <text:s text:c="3"/>ls_lr</text:span></text:p>
      <text:p text:style-name="P2"><text:span text:style-name="T1">| <text:s text:c="3"/>rs_ud</text:span></text:p>
      <text:p text:style-name="P10"><text:span text:style-name="T38">| <text:s text:c="3"/>rs_lr</text:span></text:p>
      <text:p text:style-name="P10"><text:span text:style-name="T38"/></text:p>
      <text:p text:style-name="P17"><text:span text:style-name="T12">store: channel config item.</text:span></text:p>
      <text:p text:style-name="P11"><text:span text:style-name="T37">Note: a channel configuration consists of a couple of elements. A primary input, some expo, dual rate, and a couple of mixers. For a first design an array of these elements should suffice. TBD: how to store different types of elements in an array? Possibly: </text:span>use a tagged union data structure.</text:p>
      <text:p text:style-name="P8"/>
      <text:p text:style-name="P14"><text:span text:style-name="T12">&lt;select model&gt;, &lt;alula&gt;, &lt;configure channels&gt;, &lt;edit channel1&gt;, &lt;+&gt;</text:span></text:p>
      <text:p text:style-name="P1"><text:span text:style-name="T1"><text:s/>_____________________</text:span></text:p>
      <text:p text:style-name="P1"><text:span text:style-name="T1">| alula <text:s text:c="10"/></text:span><text:span text:style-name="T6">back</text:span></text:p>
      <text:p text:style-name="P1"><text:span text:style-name="T1">| </text:span></text:p>
      <text:p text:style-name="P1"><text:span text:style-name="T1">| </text:span><text:span text:style-name="T6">add expo</text:span></text:p>
      <text:p text:style-name="P1"><text:span text:style-name="T1">| </text:span><text:span text:style-name="T6">add dual_rate</text:span></text:p>
      <text:p text:style-name="P1"><text:span text:style-name="T1">| </text:span><text:span text:style-name="T6">add mix</text:span></text:p>
      <text:p text:style-name="P1"><text:span text:style-name="T1">| </text:span></text:p>
      <text:p text:style-name="P1"><text:span text:style-name="T1">|</text:span></text:p>
      <text:p text:style-name="P8"/>
      <text:p text:style-name="P1"><text:span text:style-name="T28"/></text:p>
      <text:p text:style-name="P3"><text:span text:style-name="T2"/></text:p>
      <text:p text:style-name="P3"><text:span text:style-name="T2"/></text:p>
      <text:p text:style-name="P38"><text:span text:style-name="T1"/></text:p>
      <text:p text:style-name="P8"/>
      <text:p text:style-name="P14"><text:span text:style-name="T12">click &lt;+&gt;, &lt;dual_rate&gt;</text:span></text:p>
      <text:p text:style-name="P1"><text:span text:style-name="T1"><text:s/>_____________________</text:span></text:p>
      <text:p text:style-name="P1"><text:span text:style-name="T1">| alula <text:s text:c="10"/></text:span><text:span text:style-name="T6">back</text:span></text:p>
      <text:p text:style-name="P1"><text:span text:style-name="T1">| </text:span></text:p>
      <text:p text:style-name="P1"><text:span text:style-name="T1">| <text:s/>dual rate settings</text:span></text:p>
      <text:p text:style-name="P1"><text:span text:style-name="T1">| <text:s/>switch: <text:s text:c="3"/></text:span><text:span text:style-name="T6">sw1 </text:span><text:span text:style-name="T9"><text:s text:c="7"/></text:span><text:span text:style-name="T25">← click, get dropdown menu to change</text:span></text:p>
      <text:p text:style-name="P1"><text:span text:style-name="T1">| <text:s/>high rate: </text:span><text:span text:style-name="T6">100%</text:span><text:span text:style-name="T9"> <text:s text:c="6"/></text:span><text:span text:style-name="T32">← click, get blinking, up down to change value</text:span></text:p>
      <text:p text:style-name="P4"><text:span text:style-name="T1">| <text:s/>low rate: <text:s/></text:span><text:span text:style-name="T6"><text:s/>80%</text:span></text:p>
      <text:p text:style-name="P4"><text:span text:style-name="T1">|</text:span></text:p>
      <text:p text:style-name="P1"><text:span text:style-name="T1">| <text:s text:c="17"/></text:span></text:p>
      <text:p text:style-name="P8"/>
      <text:p text:style-name="P14"><text:span text:style-name="T12">click &lt;</text:span><text:span text:style-name="T18">back</text:span><text:span text:style-name="T12">&gt;</text:span></text:p>
      <text:p text:style-name="P1"><text:span text:style-name="T1"><text:s/>_____________________</text:span></text:p>
      <text:p text:style-name="P1"><text:span text:style-name="T1">| alula <text:s text:c="10"/></text:span><text:span text:style-name="T6">back</text:span></text:p>
      <text:p text:style-name="P1"><text:span text:style-name="T1">| </text:span></text:p>
      <text:p text:style-name="P1"><text:span text:style-name="T1">| <text:s/></text:span><text:span text:style-name="T6">rs_ud</text:span><text:span text:style-name="T1"> ----</text:span></text:p>
      <text:p text:style-name="P1"><text:span text:style-name="T1">| <text:s text:c="10"/>|</text:span></text:p>
      <text:p text:style-name="P1"><text:span text:style-name="T1">| <text:s text:c="9"/></text:span><text:span text:style-name="T6"><text:s/>+ </text:span></text:p>
      <text:p text:style-name="P1"><text:span text:style-name="T1">| <text:s/>sw1 --- </text:span><text:span text:style-name="T6">d_r</text:span></text:p>
      <text:p text:style-name="P1"><text:span text:style-name="T1">| <text:s text:c="9"/></text:span><text:span text:style-name="T6"><text:s/>+ </text:span></text:p>
      <text:p text:style-name="P1"><text:span text:style-name="T1">| <text:s text:c="10"/>|</text:span></text:p>
      <text:p text:style-name="P4"><text:span text:style-name="T1">| <text:s text:c="10"/>---- CH1 <text:s text:c="7"/></text:span></text:p>
      <text:p text:style-name="P1"><text:span text:style-name="T1">|</text:span></text:p>
      <text:p text:style-name="P1"><text:span text:style-name="T1"/></text:p>
      <text:p text:style-name="P24"><text:span text:style-name="T12">After adding an channel configuration element it is shown in the channel overview. We could go back and configure another channel, or add another element.</text:span></text:p>
      <text:p text:style-name="P24"><text:span text:style-name="T12"/></text:p>
      <text:p text:style-name="P24"><text:span text:style-name="T12">Other elements detailed out:</text:span></text:p>
      <text:p text:style-name="P1"><text:span text:style-name="T1"/></text:p>
      <text:p text:style-name="P17"><text:span text:style-name="T12">click &lt;+&gt;, &lt;</text:span><text:span text:style-name="T18">mix</text:span><text:span text:style-name="T12">&gt;</text:span></text:p>
      <text:p text:style-name="P17"><text:span text:style-name="T12"/></text:p>
      <text:p text:style-name="P5"><text:span text:style-name="T1"><text:s/>_____________________</text:span></text:p>
      <text:p text:style-name="P5"><text:span text:style-name="T1">| alula <text:s text:c="10"/></text:span><text:span text:style-name="T7">back</text:span></text:p>
      <text:p text:style-name="P5"><text:span text:style-name="T1">| </text:span></text:p>
      <text:p text:style-name="P5"><text:span text:style-name="T1">| <text:s/></text:span><text:span text:style-name="T3">mixer settings</text:span><text:span text:style-name="T1">:</text:span></text:p>
      <text:p text:style-name="P5"><text:span text:style-name="T3">| <text:s/>name: <text:s text:c="3"/></text:span><text:span text:style-name="T4">thr_to_flap </text:span><text:span text:style-name="T30">← text edit menu, for remebering what the mix is for</text:span></text:p>
      <text:p text:style-name="P31"><text:span text:style-name="T1">| <text:s/>scale pri: <text:s/>80% </text:span></text:p>
      <text:p text:style-name="P31"><text:span text:style-name="T1">|</text:span></text:p>
      <text:p text:style-name="P5"><text:span text:style-name="T1">| <text:s/></text:span><text:span text:style-name="T3">mix in: <text:s text:c="3"/>ls_</text:span><text:span text:style-name="T4">ud</text:span><text:span text:style-name="T3"> <text:s text:c="5"/></text:span><text:span text:style-name="T26">← dropdown menu</text:span></text:p>
      <text:p text:style-name="P5"><text:span text:style-name="T1">| <text:s/></text:span><text:span text:style-name="T4">at </text:span><text:span text:style-name="T3">scale: <text:s text:c="2"/></text:span><text:span text:style-name="T4">20</text:span><text:span text:style-name="T3">% <text:s text:c="3"/>← </text:span><text:span text:style-name="T29">numerical value click then up-down.</text:span></text:p>
      <text:p text:style-name="P5"><text:span text:style-name="T1">| <text:s/></text:span></text:p>
      <text:p text:style-name="P5"><text:span text:style-name="T2"/></text:p>
      <text:p text:style-name="P28"><text:span text:style-name="T13">T</text:span><text:span text:style-name="T12">BD: After adding a mix, is the final output 100% primary input + 100% mix input, so 200% deflection? My feeling is that the output of the mixer should be normalized to 100%. But how to do this? If mix in signal is scaled at 20%, and at flying time the input is zero (e.g. stick central position) then the primary input is scaled to 80%?</text:span></text:p>
      <text:p text:style-name="P28"><text:span text:style-name="T12">Make this explicit: add a scaling factor for both inputs. User knows and user decides.</text:span></text:p>
      <text:p text:style-name="P28"><text:span text:style-name="T12"/></text:p>
      <text:p text:style-name="P6"><text:span text:style-name="T1"><text:s/></text:span></text:p>
      <text:p text:style-name="P39"><text:span text:style-name="T1">_____________________</text:span></text:p>
      <text:p text:style-name="P5"><text:span text:style-name="T1">| alula <text:s text:c="10"/></text:span><text:span text:style-name="T6">back</text:span></text:p>
      <text:p text:style-name="P5"><text:span text:style-name="T1">| </text:span></text:p>
      <text:p text:style-name="P5"><text:span text:style-name="T1">| <text:s/></text:span><text:span text:style-name="T6">rs_ud</text:span><text:span text:style-name="T1"> ----</text:span></text:p>
      <text:p text:style-name="P5"><text:span text:style-name="T1">| <text:s text:c="10"/>|</text:span></text:p>
      <text:p text:style-name="P5"><text:span text:style-name="T1">| <text:s text:c="9"/></text:span><text:span text:style-name="T6"><text:s/>+ </text:span></text:p>
      <text:p text:style-name="P5"><text:span text:style-name="T1">| <text:s/>sw1 --- </text:span><text:span text:style-name="T6">d_r</text:span></text:p>
      <text:p text:style-name="P34"><text:span text:style-name="T9">| <text:s text:c="9"/></text:span><text:span text:style-name="T6"><text:s/>+ </text:span></text:p>
      <text:p text:style-name="P34"><text:span text:style-name="T9">| <text:s/></text:span><text:span text:style-name="T11">ls_ud</text:span><text:span text:style-name="T9"> - </text:span><text:span text:style-name="T8">mix</text:span></text:p>
      <text:p text:style-name="P5"><text:span text:style-name="T1">| <text:s text:c="9"/></text:span><text:span text:style-name="T6"><text:s/>+ </text:span></text:p>
      <text:p text:style-name="P5"><text:span text:style-name="T1">| <text:s text:c="10"/>|</text:span></text:p>
      <text:p text:style-name="P5"><text:span text:style-name="T1">| <text:s text:c="10"/>---- CH1 <text:s text:c="7"/></text:span></text:p>
      <text:p text:style-name="P25"><text:span text:style-name="T2">|</text:span></text:p>
      <text:p text:style-name="P17"><text:span text:style-name="T12"/></text:p>
      <text:p text:style-name="P17"><text:span text:style-name="T12"/></text:p>
      <text:p text:style-name="P17"><text:span text:style-name="T1"/></text:p>
      <text:p text:style-name="P17"><text:span text:style-name="T12">click &lt;+&gt;, &lt;</text:span><text:span text:style-name="T18">expo</text:span><text:span text:style-name="T12">&gt; </text:span><text:span text:style-name="T20">note that you can now put expo at three different places, resulting in different behavior each!</text:span></text:p>
      <text:p text:style-name="P17"><text:span text:style-name="T20"/></text:p>
      <text:p text:style-name="P29"><text:span text:style-name="T12"/></text:p>
      <text:p text:style-name="P6"><text:span text:style-name="T1"><text:s/>_____________________</text:span></text:p>
      <text:p text:style-name="P6"><text:span text:style-name="T1">| alula <text:s text:c="10"/></text:span><text:span text:style-name="T7">back</text:span></text:p>
      <text:p text:style-name="P6"><text:span text:style-name="T1">| </text:span></text:p>
      <text:p text:style-name="P6"><text:span text:style-name="T1">| <text:s/></text:span><text:span text:style-name="T5">expo</text:span><text:span text:style-name="T3"> settings</text:span><text:span text:style-name="T1">:</text:span></text:p>
      <text:p text:style-name="P32"><text:span text:style-name="T1">| <text:s/></text:span><text:span text:style-name="T5">expo rate</text:span><text:span text:style-name="T1">: <text:s/>80% </text:span><text:span text:style-name="T3">← </text:span><text:span text:style-name="T29">numerical value click then up-down.</text:span></text:p>
      <text:p text:style-name="P6"><text:span text:style-name="T4">|</text:span></text:p>
      <text:p text:style-name="P6"><text:span text:style-name="T4"/></text:p>
      <text:p text:style-name="P6"><text:span text:style-name="T4"/></text:p>
      <text:p text:style-name="P39"><text:span text:style-name="T1"/></text:p>
      <text:p text:style-name="P29"><text:span text:style-name="T12">Now after some configuring, we get to the something like this list:</text:span></text:p>
      <text:p text:style-name="P6"><text:span text:style-name="T1">_____________________</text:span></text:p>
      <text:p text:style-name="P6"><text:span text:style-name="T1">| alula <text:s text:c="10"/></text:span><text:span text:style-name="T6">back</text:span></text:p>
      <text:p text:style-name="P6"><text:span text:style-name="T1">| </text:span></text:p>
      <text:p text:style-name="P6"><text:span text:style-name="T1">| <text:s/></text:span><text:span text:style-name="T6">rs_ud</text:span><text:span text:style-name="T1"> ----</text:span></text:p>
      <text:p text:style-name="P6"><text:span text:style-name="T1">| <text:s text:c="10"/>|</text:span></text:p>
      <text:p text:style-name="P6"><text:span text:style-name="T1">| <text:s text:c="9"/></text:span><text:span text:style-name="T6"><text:s/>+ </text:span></text:p>
      <text:p text:style-name="P6"><text:span text:style-name="T1">| <text:s/>sw1 --- </text:span><text:span text:style-name="T6">d_r</text:span></text:p>
      <text:p text:style-name="P34"><text:span text:style-name="T9">| <text:s text:c="9"/></text:span><text:span text:style-name="T6"><text:s/>+ </text:span></text:p>
      <text:p text:style-name="P34"><text:span text:style-name="T9">| <text:s/></text:span><text:span text:style-name="T11">ls_ud - </text:span><text:span text:style-name="T8">mix</text:span></text:p>
      <text:p text:style-name="P6"><text:span text:style-name="T1">| <text:s text:c="9"/></text:span><text:span text:style-name="T6"><text:s/>+ </text:span></text:p>
      <text:p text:style-name="P34"><text:span text:style-name="T9">| <text:s text:c="9"/></text:span><text:span text:style-name="T6">expo</text:span></text:p>
      <text:p text:style-name="P34"><text:span text:style-name="T9">| <text:s text:c="9"/></text:span><text:span text:style-name="T6"><text:s/>+ </text:span></text:p>
      <text:p text:style-name="P6"><text:span text:style-name="T1">| <text:s text:c="10"/>|</text:span></text:p>
      <text:p text:style-name="P6"><text:span text:style-name="T1">| <text:s text:c="10"/>---- CH1 <text:s text:c="7"/></text:span></text:p>
      <text:p text:style-name="P27"><text:span text:style-name="T2"/></text:p>
      <text:p text:style-name="P29"><text:span text:style-name="T13">T</text:span><text:span text:style-name="T12">here are now two things to deal with. First one is that the list becomes longer tha</text:span><text:span text:style-name="T21">n</text:span><text:span text:style-name="T12"> the number of lines available in the screen. This means that we need scrolling functionality.</text:span></text:p>
      <text:p text:style-name="P29"><text:span text:style-name="T12"/></text:p>
      <text:p text:style-name="P30"><text:span text:style-name="T12">Second, what if we wanted to delete elements? This is solved by showing a delete option after clicking on the particular elment, e.g. click &lt;expo&gt;</text:span></text:p>
      <text:p text:style-name="P30"><text:span text:style-name="T12"/></text:p>
      <text:p text:style-name="P7"><text:span text:style-name="T1"><text:s/>_____________________</text:span></text:p>
      <text:p text:style-name="P7"><text:span text:style-name="T1">| alula <text:s text:c="10"/></text:span><text:span text:style-name="T7">back</text:span></text:p>
      <text:p text:style-name="P7"><text:span text:style-name="T1">| </text:span></text:p>
      <text:p text:style-name="P7"><text:span text:style-name="T1">| <text:s/></text:span><text:span text:style-name="T5">expo</text:span><text:span text:style-name="T3"> settings</text:span><text:span text:style-name="T1">:</text:span></text:p>
      <text:p text:style-name="P33"><text:span text:style-name="T1">| <text:s/></text:span><text:span text:style-name="T5">expo rate</text:span><text:span text:style-name="T1">: <text:s/>80% </text:span><text:span text:style-name="T3">← </text:span><text:span text:style-name="T29">numerical value click then up-down.</text:span></text:p>
      <text:p text:style-name="P30"><text:span text:style-name="T4">|</text:span></text:p>
      <text:p text:style-name="P30"><text:span text:style-name="T4">| <text:s/></text:span><text:span text:style-name="T6">delete</text:span></text:p>
      <text:p text:style-name="P19"><text:span text:style-name="T4"/></text:p>
      <text:p text:style-name="P30"><text:span text:style-name="T12">A consequence of this choice is that we have a different function for adding and editing an element.</text:span></text:p>
      <text:p text:style-name="P30"><text:span text:style-name="T12">Or, there is flag stored somewhere, that “delete” is not shown when adding an element (as it would make no sense.) </text:span></text:p>
      <text:p text:style-name="P30"><text:span text:style-name="T12"/></text:p>
      <text:p text:style-name="Heading_20_2">4. <text:span text:style-name="T40">R</text:span>equirements to software</text:p>
      <text:p text:style-name="P35"/>
      <text:p text:style-name="P35">UI library</text:p>
      <text:p text:style-name="P35"/>
      <text:p text:style-name="P35">The use<text:span text:style-name="T41">r</text:span> interface supports:</text:p>
      <text:list xml:id="list5251879679508280778" text:style-name="L3">
        <text:list-item>
          <text:p text:style-name="P36">display text strings (titles and stuff)</text:p>
        </text:list-item>
        <text:list-item>
          <text:p text:style-name="P36">buttons (back, delete, etc.)</text:p>
        </text:list-item>
        <text:list-item>
          <text:p text:style-name="P36">editable text field (click to start edit, up-down select char, click start editing char, up-down select char, click confirm, back to select char mode, up-down to “ok”, click leave editing mode.</text:p>
        </text:list-item>
        <text:list-item>
          <text:p text:style-name="P36">editable numeric field (click start edit, up-down change value, click leave editing mode.</text:p>
        </text:list-item>
        <text:list-item>
          <text:p text:style-name="P36">editable multivalue field (click start edit, up-down go to multi-values (dropdown ?), click leave edit.)</text:p>
        </text:list-item>
        <text:list-item>
          <text:p text:style-name="P36">scrolling down when there are more lines to show.</text:p>
        </text:list-item>
      </text:list>
      <text:p text:style-name="P35"/>
      <text:p text:style-name="P8"><text:soft-page-break/></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class="text"/>
    <style:style style:name="Heading_20_2" style:display-name="Heading 2" style:family="paragraph" style:parent-style-name="Heading" style:class="text"/>
    <style:style style:name="Table_20_Contents" style:display-name="Tabl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7T08:44:25.810357000</meta:creation-date>
    <dc:date>2017-07-17T11:29:17.120816000</dc:date>
    <meta:editing-duration>PT9M56S</meta:editing-duration>
    <meta:editing-cycles>2</meta:editing-cycles>
    <meta:generator>LibreOffice/5.1.3.2$MacOSX_X86_64 LibreOffice_project/644e4637d1d8544fd9f56425bd6cec110e49301b</meta:generator>
    <meta:document-statistic meta:table-count="0" meta:image-count="0" meta:object-count="0" meta:page-count="8" meta:paragraph-count="216" meta:word-count="1472" meta:character-count="8740" meta:non-whitespace-character-count="6723"/>
  </office:meta>
</office:document-meta>
</file>